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1pt solid #000000"/>
    </style:style>
    <style:style style:name="Table1.A2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1pt solid #000000" fo:border-top="1pt solid #000000" fo:border-bottom="none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none" fo:border-right="1pt solid #000000" fo:border-top="none" fo:border-bottom="1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3faa" officeooo:paragraph-rsid="00163faa"/>
    </style:style>
    <style:style style:name="P2" style:family="paragraph" style:parent-style-name="Text_20_body">
      <style:text-properties officeooo:rsid="00163faa" officeooo:paragraph-rsid="00163faa"/>
    </style:style>
    <style:style style:name="P3" style:family="paragraph" style:parent-style-name="Table_20_Contents">
      <style:paragraph-properties fo:text-align="center" style:justify-single-word="false"/>
      <style:text-properties officeooo:rsid="00163faa" officeooo:paragraph-rsid="00163faa"/>
    </style:style>
    <style:style style:name="P4" style:family="paragraph" style:parent-style-name="Table_20_Contents">
      <style:text-properties officeooo:rsid="0017c46c" officeooo:paragraph-rsid="0017c46c"/>
    </style:style>
    <style:style style:name="P5" style:family="paragraph" style:parent-style-name="Table_20_Contents">
      <style:text-properties officeooo:rsid="0017c4c2" officeooo:paragraph-rsid="0017c4c2"/>
    </style:style>
    <style:style style:name="P6" style:family="paragraph" style:parent-style-name="Text_20_body">
      <style:text-properties officeooo:paragraph-rsid="001bde19"/>
    </style:style>
    <style:style style:name="P7" style:family="paragraph" style:parent-style-name="Table_20_Contents">
      <style:text-properties officeooo:rsid="0023fe80" officeooo:paragraph-rsid="0023fe80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287c1c" officeooo:paragraph-rsid="00287c1c"/>
    </style:style>
    <style:style style:name="P9" style:family="paragraph" style:parent-style-name="Table_20_Contents">
      <style:text-properties officeooo:rsid="0029b621" officeooo:paragraph-rsid="0029b621"/>
    </style:style>
    <style:style style:name="P10" style:family="paragraph" style:parent-style-name="Table_20_Contents">
      <style:text-properties officeooo:rsid="002ad00d" officeooo:paragraph-rsid="002ad00d"/>
    </style:style>
    <style:style style:name="P11" style:family="paragraph" style:parent-style-name="Table_20_Contents">
      <style:text-properties style:text-underline-style="solid" style:text-underline-width="auto" style:text-underline-color="font-color" officeooo:rsid="00287c1c" officeooo:paragraph-rsid="00287c1c"/>
    </style:style>
    <style:style style:name="P12" style:family="paragraph" style:parent-style-name="Table_20_Contents">
      <style:text-properties officeooo:rsid="002de206" officeooo:paragraph-rsid="002de206"/>
    </style:style>
    <style:style style:name="P13" style:family="paragraph" style:parent-style-name="Table_20_Contents">
      <style:text-properties officeooo:rsid="00163faa" officeooo:paragraph-rsid="00163faa"/>
    </style:style>
    <style:style style:name="T1" style:family="text">
      <style:text-properties officeooo:rsid="00163faa"/>
    </style:style>
    <style:style style:name="T2" style:family="text">
      <style:text-properties officeooo:rsid="001cbd5c"/>
    </style:style>
    <style:style style:name="T3" style:family="text">
      <style:text-properties officeooo:rsid="001f7851"/>
    </style:style>
    <style:style style:name="T4" style:family="text">
      <style:text-properties officeooo:rsid="00213d48"/>
    </style:style>
    <style:style style:name="T5" style:family="text">
      <style:text-properties officeooo:rsid="00229cb0"/>
    </style:style>
    <style:style style:name="T6" style:family="text">
      <style:text-properties officeooo:rsid="00241f34"/>
    </style:style>
    <style:style style:name="T7" style:family="text">
      <style:text-properties officeooo:rsid="002ad00d"/>
    </style:style>
    <style:style style:name="T8" style:family="text">
      <style:text-properties officeooo:rsid="002de2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énom/Nom des étudiants :</text:p>
      <text:p text:style-name="Text_20_body"/>
      <text:p text:style-name="P6"/>
      <text:p text:style-name="Text_20_body">G<text:span text:style-name="T1">roupe de TP :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Fiche d’identité de l’application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">Nom : <text:span text:style-name="T3">SkyBeats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">Description : <text:span text:style-name="T3">Envie d’un nouveau son pour démarrer la journée ? SkyBeats propose une sélection personnalisée selon votre météo locale et votre humeur, pour enrichir votre culture musicale peu importe ce qu’il se passe dans le ciel.</text:span></text:p>
            <text:p text:style-name="P1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">Public cible précis : <text:span text:style-name="T4">Audiophile de tout age, </text:span><text:span text:style-name="T5">n’importe qui souhaitant découvrir de nouvelles musiques, ceux qui ont du mal à choisir</text:span></text:p>
            <text:p text:style-name="P1"/>
            <text:p text:style-name="P1"/>
          </table:table-cell>
          <table:covered-table-cell/>
        </table:table-row>
        <table:table-row>
          <table:table-cell table:style-name="Table1.A5" table:number-columns-spanned="2" office:value-type="string">
            <text:p text:style-name="Table_20_Contents">F<text:span text:style-name="T1">onctionnalités de l’application :</text:span></text:p>
            <text:p text:style-name="Table_20_Contents"/>
            <text:p text:style-name="Table_20_Contents"/>
          </table:table-cell>
          <table:covered-table-cell/>
        </table:table-row>
        <table:table-row>
          <table:table-cell table:style-name="Table1.A6" office:value-type="string">
            <text:p text:style-name="P1">Côté utilisateur final</text:p>
            <text:p text:style-name="P1"/>
            <text:p text:style-name="P1">- <text:span text:style-name="T5">Savoir la météo du jour, selon la position géographique de l’utilisateur</text:span></text:p>
            <text:p text:style-name="P1">- <text:span text:style-name="T5">Choisir une musique / un album proposé par l’application en fonction de la météo actuelle</text:span></text:p>
            <text:p text:style-name="P1">- <text:span text:style-name="T5">Choisir ses préférences sur l’application, notamment la localisation géographique, les préférences musicales, la plateforme favorite (Spotify, Youtube Music)</text:span></text:p>
            <text:p text:style-name="P1">- <text:span text:style-name="T5">Laisser l’application choisir une musique au hasard parmi la liste proposé</text:span></text:p>
            <text:p text:style-name="P1">- <text:span text:style-name="T5">Ajouter les musiques directement sur les plateformes musicales</text:span></text:p>
            <text:p text:style-name="P1">- <text:span text:style-name="T8">Se connecter à son compte sur l’application</text:span></text:p>
            <text:p text:style-name="P1">- <text:span text:style-name="T8">Recevoir la playlist du jour par e-mail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B6" office:value-type="string">
            <text:p text:style-name="P1">Côté administrateur (si il y a )</text:p>
            <text:p text:style-name="P1"/>
            <text:p text:style-name="P1">- <text:span text:style-name="T5">Voir les statistiques de l’application</text:span></text:p>
            <text:p text:style-name="P1">→ <text:span text:style-name="T5">nb d’utilisateurs hebdomadaire par zone</text:span></text:p>
            <text:p text:style-name="P1">→ <text:span text:style-name="T5">nb de musiques différentes proposés</text:span></text:p>
            <text:p text:style-name="P1">→ <text:span text:style-name="T5">Top 50 des musiques</text:span></text:p>
            <text:p text:style-name="P1">→ <text:span text:style-name="T5">Préférence de genre par climat</text:span></text:p>
            <text:p text:style-name="P1">→ <text:span text:style-name="T5">évolution de la météo hebdo par zone</text:span></text:p>
            <text:p text:style-name="P1">→ <text:span text:style-name="T5">etc....</text:span></text:p>
          </table:table-cell>
        </table:table-row>
        <table:table-row>
          <table:table-cell table:style-name="Table1.A2" table:number-columns-spanned="2" office:value-type="string">
            <text:p text:style-name="P4">Techniques de recueil des données <text:span text:style-name="T2">pour la définition des besoins utilisateurs </text:span>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</table:table-cell>
          <table:covered-table-cell/>
        </table:table-row>
        <table:table-row>
          <table:table-cell table:style-name="Table1.A6" office:value-type="string">
            <text:p text:style-name="P5">Scénarios avec persona <text:span text:style-name="T2">1</text:span> :</text:p>
            <text:p text:style-name="P5"/>
            <text:p text:style-name="P8">Persona :</text:p>
            <text:p text:style-name="P9">Gartin Dubois</text:p>
            <text:p text:style-name="P9">20 ans, étudiant fac sciences, banlieue parisienne</text:p>
            <text:p text:style-name="P9">- Audiophile</text:p>
            <text:p text:style-name="P9">- Aime dormir</text:p>
            <text:p text:style-name="P9">- Joueur d’échecs <text:span text:style-name="T7">(400 elo)</text:span></text:p>
            <text:p text:style-name="P9">- <text:span text:style-name="T7">Tête en l’air</text:span></text:p>
            <text:p text:style-name="P9">- <text:span text:style-name="T7">Bonne connaissances en informatique (il a déjà rendu un partiel full ChatGPT)</text:span></text:p>
            <text:p text:style-name="P9">- <text:span text:style-name="T7">But dans la vie : survivre</text:span></text:p>
            <text:p text:style-name="P10">Fréquence d’usage de l’application : journalier</text:p>
            <text:p text:style-name="P12"/>
            <text:p text:style-name="P5"/>
            <text:p text:style-name="P12"/>
            <text:p text:style-name="P8">Scénario d’utilisation :</text:p>
            <text:p text:style-name="P7">Gartin Dubois est un étudiant qui se réveille tou<text:span text:style-name="T7">s</text:span> les matins pour aller à la fac<text:span text:style-name="T6">ulté</text:span> de<text:span text:style-name="T6">s</text:span> science<text:span text:style-name="T6">s et techniques</text:span> dans laquelle il est inscrit.</text:p>
            <text:p text:style-name="P7">Il aime faire la gr<text:span text:style-name="T7">ass</text:span>e matinée. En conséquence, il <text:span text:style-name="T7">a</text:span> besoin de connaître la météo du jour dans l’immédiat après son réveil, mais également d’une nouvelle playlist Spotify puisque toute <text:span text:style-name="T7">s</text:span>es playlist actuelle<text:span text:style-name="T7">s </text:span>deviennent redondante<text:span text:style-name="T7">s</text:span>. C’est l<text:span text:style-name="T7">à</text:span> que <text:span text:style-name="T6">S</text:span>kybeats arrive, cette application permet <text:span text:style-name="T7">à</text:span> Gartin <text:span text:style-name="T7">à</text:span> la fois de savoir le temps qu’il fait aujourd’hui <text:span text:style-name="T7">(</text:span>à sa position<text:span text:style-name="T7">)</text:span> et lui recommande une playlist adapté<text:span text:style-name="T7">e</text:span> à la météo, le tout en un instant, lui permettant d’arriver à l’heure.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2" office:value-type="string">
            <text:p text:style-name="P5">Scénarios avec persona <text:span text:style-name="T2">2</text:span> :</text:p>
          </table:table-cell>
        </table:table-row>
        <table:table-row>
          <table:table-cell table:style-name="Table1.A9" table:number-columns-spanned="2" office:value-type="string">
            <text:p text:style-name="P5">Enchaînement des écrans de l’application :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6T17:31:23.799487787</meta:creation-date>
    <dc:date>2026-01-13T16:09:13.019000000</dc:date>
    <meta:editing-duration>PT8H2M43S</meta:editing-duration>
    <meta:editing-cycles>18</meta:editing-cycles>
    <meta:generator>LibreOffice/7.5.3.2$Windows_X86_64 LibreOffice_project/9f56dff12ba03b9acd7730a5a481eea045e468f3</meta:generator>
    <meta:document-statistic meta:table-count="1" meta:image-count="0" meta:object-count="0" meta:page-count="3" meta:paragraph-count="40" meta:word-count="395" meta:character-count="2414" meta:non-whitespace-character-count="2058"/>
  </office:meta>
</office:document-meta>
</file>